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40000070B0BE014954E2E8E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008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5.527cm" svg:height="18.034cm" svg:x="1.127cm" svg:y="1.127cm">
          <draw:image xlink:href="Pictures/1000000000000CD40000070B0BE014954E2E8EA6.png" xlink:type="simple" xlink:show="embed" xlink:actuate="onLoad" loext:mime-type="image/png">
            <text:p/>
          </draw:image>
        </draw:frame>
        <draw:connector draw:style-name="gr2" draw:text-style-name="P2" draw:layer="layout" svg:x1="26.654cm" svg:y1="10.144cm" svg:x2="26.654cm" svg:y2="10.144cm" draw:start-shape="id1" draw:end-shape="id1" svg:d="M26654 10144z" svg:viewBox="0 0 1 1">
          <text:p/>
        </draw:connector>
        <draw:connector draw:style-name="gr2" draw:text-style-name="P2" draw:layer="layout" svg:x1="26.654cm" svg:y1="10.144cm" svg:x2="26.654cm" svg:y2="10.144cm" draw:start-shape="id1" draw:end-shape="id1" svg:d="M26654 10144z" svg:viewBox="0 0 1 1">
          <text:p/>
        </draw:connector>
        <draw:custom-shape draw:style-name="gr3" draw:text-style-name="P2" xml:id="id2" draw:id="id2" draw:layer="layout" svg:width="0.508cm" svg:height="0.254cm" svg:x="7.985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0.508cm" svg:height="0.254cm" draw:transform="rotate (1.5707963267949) translate (9.763cm 9.644cm)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8.493cm" svg:y1="8.112cm" svg:x2="9.89cm" svg:y2="9.136cm" draw:start-shape="id2" draw:start-glue-point="1" draw:end-shape="id3" draw:end-glue-point="3" svg:d="M8493 8112h1397v1024" svg:viewBox="0 0 1398 1025">
          <text:p/>
        </draw:connector>
        <draw:custom-shape draw:style-name="gr4" draw:text-style-name="P2" xml:id="id5" draw:id="id5" draw:layer="layout" svg:width="0.508cm" svg:height="0.254cm" svg:x="9.239cm" svg:y="12.704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0.508cm" svg:height="0.254cm" svg:x="7.939cm" svg:y="12.705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8.447cm" svg:y1="12.832cm" svg:x2="9.239cm" svg:y2="12.831cm" draw:start-shape="id4" draw:start-glue-point="1" draw:end-shape="id5" draw:end-glue-point="3" svg:d="M8447 12832l792-1" svg:viewBox="0 0 793 2">
          <text:p/>
        </draw:connector>
        <draw:connector draw:style-name="gr2" draw:text-style-name="P2" draw:layer="layout" draw:line-skew="0.375cm 0cm -0.612cm" svg:x1="9.763cm" svg:y1="9.39cm" svg:x2="9.747cm" svg:y2="12.831cm" draw:start-shape="id3" draw:start-glue-point="2" draw:end-shape="id5" draw:end-glue-point="1" svg:d="M9763 9390h-127v1784 1657h111" svg:viewBox="0 0 128 3442">
          <text:p/>
        </draw:connector>
        <draw:custom-shape draw:style-name="gr4" draw:text-style-name="P2" draw:layer="layout" svg:width="0.508cm" svg:height="0.254cm" svg:x="10.839cm" svg:y="12.706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508cm" svg:height="0.254cm" svg:x="10.139cm" svg:y="8.006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508cm" svg:height="0.254cm" svg:x="13.139cm" svg:y="8.007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2-08-03T14:01:44.861000000</dc:date>
    <meta:editing-duration>PT5H37M38S</meta:editing-duration>
    <meta:editing-cycles>8</meta:editing-cycles>
    <meta:generator>LibreOffice/6.3.4.2$Windows_X86_64 LibreOffice_project/60da17e045e08f1793c57c00ba83cdfce946d0aa</meta:generator>
    <meta:document-statistic meta:object-count="13"/>
  </office:meta>
</office:document-meta>
</file>